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ela1" style:family="table">
      <style:table-properties style:width="17cm" table:align="margins"/>
    </style:style>
    <style:style style:name="Tabela1.A" style:family="table-column">
      <style:table-column-properties style:column-width="7.378cm" style:rel-column-width="28442*"/>
    </style:style>
    <style:style style:name="Tabela1.B" style:family="table-column">
      <style:table-column-properties style:column-width="1.912cm" style:rel-column-width="7370*"/>
    </style:style>
    <style:style style:name="Tabela1.C" style:family="table-column">
      <style:table-column-properties style:column-width="7.71cm" style:rel-column-width="29723*"/>
    </style:style>
    <style:style style:name="Tabela1.A1" style:family="table-cell">
      <style:table-cell-properties fo:padding="0.097cm" fo:border-left="0.5pt solid #000000" fo:border-right="none" fo:border-top="0.5pt solid #000000" fo:border-bottom="0.5pt solid #000000"/>
    </style:style>
    <style:style style:name="Tabela1.C1" style:family="table-cell">
      <style:table-cell-properties fo:padding="0.097cm" fo:border="0.5pt solid #000000"/>
    </style:style>
    <style:style style:name="Tabela1.A2" style:family="table-cell">
      <style:table-cell-properties fo:padding="0.097cm" fo:border-left="0.5pt solid #000000" fo:border-right="none" fo:border-top="none" fo:border-bottom="0.5pt solid #000000"/>
    </style:style>
    <style:style style:name="Tabela1.C2" style:family="table-cell">
      <style:table-cell-properties fo:padding="0.097cm" fo:border-left="0.5pt solid #000000" fo:border-right="0.5pt solid #000000" fo:border-top="none" fo:border-bottom="0.5pt solid #000000"/>
    </style:style>
    <style:style style:name="Tabela1.16" style:family="table-row">
      <style:table-row-properties style:min-row-height="0.799cm"/>
    </style:style>
    <style:style style:name="P1" style:family="paragraph" style:parent-style-name="Standard">
      <style:paragraph-properties fo:text-align="center" style:justify-single-word="false"/>
      <style:text-properties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font-size="11pt" fo:font-weight="bold" officeooo:rsid="00096963" officeooo:paragraph-rsid="00096963" style:font-size-asian="11pt" style:font-weight-asian="bold" style:font-size-complex="11pt" style:font-weight-complex="bold"/>
    </style:style>
    <style:style style:name="P4" style:family="paragraph" style:parent-style-name="Table_20_Contents">
      <style:paragraph-properties fo:text-align="start" style:justify-single-word="false"/>
      <style:text-properties fo:font-size="11pt" officeooo:paragraph-rsid="002e6e99" fo:background-color="transparent" style:font-size-asian="11pt" style:font-size-complex="11pt"/>
    </style:style>
    <style:style style:name="P5" style:family="paragraph" style:parent-style-name="Table_20_Contents">
      <style:paragraph-properties fo:text-align="start" style:justify-single-word="false"/>
      <style:text-properties fo:font-size="11pt" fo:font-weight="bold" officeooo:paragraph-rsid="002e6e99" fo:background-color="transparent" style:font-size-asian="11pt" style:font-weight-asian="bold" style:font-size-complex="11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11pt" style:font-size-asian="11pt" style:font-size-complex="11pt"/>
    </style:style>
    <style:style style:name="P7" style:family="paragraph" style:parent-style-name="Table_20_Contents">
      <style:paragraph-properties fo:text-align="start" style:justify-single-word="false"/>
      <style:text-properties fo:font-size="11pt" fo:background-color="transparent" style:font-size-asian="11pt" style:font-size-complex="11pt"/>
    </style:style>
    <style:style style:name="P8" style:family="paragraph" style:parent-style-name="Table_20_Contents">
      <style:paragraph-properties fo:text-align="start" style:justify-single-word="false"/>
      <style:text-properties fo:font-size="11pt" officeooo:rsid="0014f5b8" officeooo:paragraph-rsid="0014f5b8" fo:background-color="transparent" style:font-size-asian="11pt" style:font-size-complex="11pt"/>
    </style:style>
    <style:style style:name="P9" style:family="paragraph" style:parent-style-name="Table_20_Contents">
      <style:paragraph-properties fo:text-align="start" style:justify-single-word="false"/>
      <style:text-properties fo:font-size="11pt" officeooo:rsid="000df9bc" officeooo:paragraph-rsid="000df9bc" fo:background-color="transparent" style:font-size-asian="11pt" style:font-size-complex="11pt"/>
    </style:style>
    <style:style style:name="P10" style:family="paragraph" style:parent-style-name="Table_20_Contents">
      <style:paragraph-properties fo:text-align="start" style:justify-single-word="false"/>
      <style:text-properties fo:font-size="11pt" officeooo:rsid="0030002f" officeooo:paragraph-rsid="0030002f" fo:background-color="transparent" style:font-size-asian="11pt" style:font-size-complex="11pt"/>
    </style:style>
    <style:style style:name="P11" style:family="paragraph" style:parent-style-name="Table_20_Contents">
      <style:paragraph-properties fo:text-align="start" style:justify-single-word="false"/>
      <style:text-properties fo:font-size="11pt" officeooo:paragraph-rsid="001b72fc" fo:background-color="transparent" style:font-size-asian="11pt" style:font-size-complex="11pt"/>
    </style:style>
    <style:style style:name="P12" style:family="paragraph" style:parent-style-name="Table_20_Contents">
      <style:paragraph-properties fo:text-align="start" style:justify-single-word="false"/>
      <style:text-properties fo:font-size="11pt" officeooo:paragraph-rsid="000bdb24" fo:background-color="transparent" style:font-size-asian="11pt" style:font-size-complex="11pt"/>
    </style:style>
    <style:style style:name="P13" style:family="paragraph" style:parent-style-name="Table_20_Contents">
      <style:paragraph-properties fo:text-align="start" style:justify-single-word="false"/>
      <style:text-properties fo:font-size="11pt" officeooo:rsid="0021a9ac" officeooo:paragraph-rsid="0021a9ac" fo:background-color="transparent" style:font-size-asian="11pt" style:font-size-complex="11pt"/>
    </style:style>
    <style:style style:name="P14" style:family="paragraph" style:parent-style-name="Text_20_body">
      <style:text-properties fo:font-size="11pt" officeooo:paragraph-rsid="002de141" style:font-size-asian="11pt" style:font-size-complex="11pt"/>
    </style:style>
    <style:style style:name="P15" style:family="paragraph" style:parent-style-name="Table_20_Contents">
      <style:paragraph-properties fo:text-align="start" style:justify-single-word="false"/>
      <style:text-properties fo:font-size="11pt" officeooo:rsid="00264772" officeooo:paragraph-rsid="00264772" style:font-size-asian="11pt" style:font-size-complex="11pt"/>
    </style:style>
    <style:style style:name="P16" style:family="paragraph" style:parent-style-name="Table_20_Contents">
      <style:paragraph-properties fo:text-align="start" style:justify-single-word="false"/>
      <style:text-properties fo:font-size="11pt" officeooo:rsid="001f346f" officeooo:paragraph-rsid="001f346f" style:font-size-asian="11pt" style:font-size-complex="11pt"/>
    </style:style>
    <style:style style:name="P17" style:family="paragraph" style:parent-style-name="Standard">
      <style:paragraph-properties fo:text-align="start" style:justify-single-word="false"/>
    </style:style>
    <style:style style:name="P18" style:family="paragraph" style:parent-style-name="Text_20_body">
      <style:paragraph-properties fo:margin-left="0cm" fo:margin-right="0cm" fo:text-align="start" style:justify-single-word="false" fo:text-indent="0cm" style:auto-text-indent="false"/>
    </style:style>
    <style:style style:name="P19" style:family="paragraph" style:parent-style-name="Text_20_body">
      <style:paragraph-properties fo:text-align="start" style:justify-single-word="false"/>
    </style:style>
    <style:style style:name="P20" style:family="paragraph" style:parent-style-name="Text_20_body">
      <style:paragraph-properties fo:margin-left="0cm" fo:margin-right="0cm" fo:text-indent="0cm" style:auto-text-indent="false"/>
      <style:text-properties fo:font-weight="normal"/>
    </style:style>
    <style:style style:name="P21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14eb6d"/>
    </style:style>
    <style:style style:name="P22" style:family="paragraph" style:parent-style-name="Heading_20_1">
      <style:paragraph-properties fo:text-align="center" style:justify-single-word="false"/>
    </style:style>
    <style:style style:name="P23" style:family="paragraph" style:parent-style-name="Text_20_body">
      <style:paragraph-properties fo:text-align="center" style:justify-single-word="false"/>
    </style:style>
    <style:style style:name="P24" style:family="paragraph" style:parent-style-name="Text_20_body">
      <style:text-properties fo:font-size="12pt" style:font-size-asian="12pt" style:font-size-complex="12pt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paragraph-properties fo:margin-top="0cm" fo:margin-bottom="0cm" style:contextual-spacing="false"/>
    </style:style>
    <style:style style:name="P27" style:family="paragraph" style:parent-style-name="Text_20_body">
      <style:paragraph-properties fo:margin-top="0cm" fo:margin-bottom="0cm" style:contextual-spacing="false"/>
    </style:style>
    <style:style style:name="P28" style:family="paragraph" style:parent-style-name="Text_20_body">
      <style:paragraph-properties fo:margin-left="0cm" fo:margin-right="0cm" fo:text-indent="0cm" style:auto-text-indent="false"/>
      <style:text-properties fo:font-weight="bold" officeooo:rsid="0014eb6d" officeooo:paragraph-rsid="0014eb6d" style:font-weight-asian="bold" style:font-weight-complex="bold"/>
    </style:style>
    <style:style style:name="P29" style:family="paragraph" style:parent-style-name="Text_20_body">
      <style:paragraph-properties fo:margin-left="0cm" fo:margin-right="0cm" fo:text-indent="0cm" style:auto-text-indent="false"/>
      <style:text-properties fo:font-weight="normal" officeooo:rsid="0014eb6d" officeooo:paragraph-rsid="00288848"/>
    </style:style>
    <style:style style:name="T1" style:family="text">
      <style:text-properties officeooo:rsid="00096963"/>
    </style:style>
    <style:style style:name="T2" style:family="text">
      <style:text-properties officeooo:rsid="0032560b"/>
    </style:style>
    <style:style style:name="T3" style:family="text">
      <style:text-properties officeooo:rsid="002e6e99"/>
    </style:style>
    <style:style style:name="T4" style:family="text">
      <style:text-properties officeooo:rsid="000a598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officeooo:rsid="00145761"/>
    </style:style>
    <style:style style:name="T7" style:family="text">
      <style:text-properties fo:font-weight="bold" officeooo:rsid="00145761" style:font-weight-asian="bold" style:font-weight-complex="bold"/>
    </style:style>
    <style:style style:name="T8" style:family="text">
      <style:text-properties officeooo:rsid="000bdb24"/>
    </style:style>
    <style:style style:name="T9" style:family="text">
      <style:text-properties officeooo:rsid="001b72fc"/>
    </style:style>
    <style:style style:name="T10" style:family="text">
      <style:text-properties fo:font-weight="bold" officeooo:rsid="001b72fc" style:font-weight-asian="bold" style:font-weight-complex="bold"/>
    </style:style>
    <style:style style:name="T11" style:family="text">
      <style:text-properties fo:font-size="11pt" fo:background-color="transparent" loext:char-shading-value="0" style:font-size-asian="11pt" style:font-size-complex="11pt"/>
    </style:style>
    <style:style style:name="T12" style:family="text">
      <style:text-properties fo:font-size="11pt" fo:font-weight="bold" fo:background-color="transparent" loext:char-shading-value="0" style:font-size-asian="11pt" style:font-weight-asian="bold" style:font-size-complex="11pt" style:font-weight-complex="bold"/>
    </style:style>
    <style:style style:name="T13" style:family="text">
      <style:text-properties officeooo:rsid="001f346f"/>
    </style:style>
    <style:style style:name="T14" style:family="text">
      <style:text-properties officeooo:rsid="001734a9"/>
    </style:style>
    <style:style style:name="T15" style:family="text">
      <style:text-properties fo:font-weight="bold" officeooo:rsid="001734a9" style:font-weight-asian="bold" style:font-weight-complex="bold"/>
    </style:style>
    <style:style style:name="T16" style:family="text">
      <style:text-properties officeooo:rsid="001b7369"/>
    </style:style>
    <style:style style:name="T17" style:family="text">
      <style:text-properties fo:font-weight="bold" officeooo:rsid="001b7369" style:font-weight-asian="bold" style:font-weight-complex="bold"/>
    </style:style>
    <style:style style:name="T18" style:family="text">
      <style:text-properties officeooo:rsid="0022f0ab"/>
    </style:style>
    <style:style style:name="T19" style:family="text">
      <style:text-properties officeooo:rsid="0021a9ac"/>
    </style:style>
    <style:style style:name="T20" style:family="text">
      <style:text-properties officeooo:rsid="002de141"/>
    </style:style>
    <style:style style:name="T21" style:family="text">
      <style:text-properties fo:font-weight="normal"/>
    </style:style>
    <style:style style:name="T22" style:family="text">
      <style:text-properties fo:font-weight="normal" officeooo:rsid="00140f13"/>
    </style:style>
    <style:style style:name="T23" style:family="text">
      <style:text-properties fo:font-weight="bold"/>
    </style:style>
    <style:style style:name="T24" style:family="text">
      <style:text-properties fo:font-size="12pt" fo:font-style="normal" style:font-size-asian="12pt" style:font-style-asian="normal" style:font-size-complex="12pt" style:font-style-complex="normal"/>
    </style:style>
    <style:style style:name="T25" style:family="text">
      <style:text-properties fo:font-size="12pt" style:font-size-asian="12pt" style:font-size-complex="12pt"/>
    </style:style>
    <style:style style:name="T26" style:family="text">
      <style:text-properties officeooo:rsid="00290068"/>
    </style:style>
    <style:style style:name="T27" style:family="text">
      <style:text-properties fo:font-size="12pt" fo:font-style="normal" fo:font-weight="bold" style:font-size-asian="12pt" style:font-style-asian="normal" style:font-weight-asian="bold" style:font-size-complex="12pt" style:font-style-complex="normal" style:font-weight-complex="bold"/>
    </style:style>
    <style:style style:name="T28" style:family="text">
      <style:text-properties officeooo:rsid="00329123"/>
    </style:style>
    <style:style style:name="T29" style:family="text">
      <style:text-properties officeooo:rsid="002fb116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P</text:span>rocedimentos para Windows lento</text:p>
      <text:p text:style-name="P2"/>
      <text:p text:style-name="P2"/>
      <table:table table:name="Tabela1" table:style-name="Tabela1">
        <table:table-column table:style-name="Tabela1.A"/>
        <table:table-column table:style-name="Tabela1.B"/>
        <table:table-column table:style-name="Tabela1.C"/>
        <table:table-row>
          <table:table-cell table:style-name="Tabela1.A1" office:value-type="string">
            <text:p text:style-name="P3">Procedimento<text:span text:style-name="T2">s</text:span></text:p>
          </table:table-cell>
          <table:table-cell table:style-name="Tabela1.A1" office:value-type="string">
            <text:p text:style-name="P3">OK</text:p>
          </table:table-cell>
          <table:table-cell table:style-name="Tabela1.C1" office:value-type="string">
            <text:p text:style-name="P3">FALHA</text:p>
          </table:table-cell>
        </table:table-row>
        <table:table-row>
          <table:table-cell table:style-name="Tabela1.A2" office:value-type="string">
            <text:p text:style-name="P4"><text:span text:style-name="T3">V</text:span>erificar a data de instalação do Windows</text:p>
            <text:p text:style-name="P5">systeminfo | find /i "Original"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Verificar <text:span text:style-name="T4">a saúde dos dispositivos de armazenamento (HD/SSD) - </text:span><text:span text:style-name="T5">CrystalDiskInfo</text:span></text:p>
            <text:p text:style-name="P7"/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8">Verificar se há pouco espaço em disco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9">Verificar o sistema de arquivo do disco <text:span text:style-name="T6">(</text:span><text:span text:style-name="T7">CHKDSK</text:span><text:span text:style-name="T6">)</text:span>.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Desinstalar programas desnecessários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0">Verificar se tem software de banco (Internet Banking) pode comprometer desempenho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Desativar a abertura de programas na inicialização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1">Verificar e remover malwares/<text:span text:style-name="T8">vírus </text:span><text:span text:style-name="T9">(</text:span><text:span text:style-name="T5">Malwarebytes Anti-Malware/</text:span><text:span text:style-name="T10">Avast</text:span><text:span text:style-name="T9">) verificar a mídia fora do equipamento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12"><text:span text:style-name="T8">Verificar se o disco precisa ser d</text:span>esfragmenta<text:span text:style-name="T8">ndo</text:span> 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Table_20_Contents"><text:span text:style-name="T11">Verificar a fonte de alimentação do desktop <text:s/>ou a bateria do notebook (</text:span><text:span text:style-name="Emphasis"><text:span text:style-name="T12">vida</text:span></text:span><text:span text:style-name="T12"> útil</text:span><text:span text:style-name="T11">)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Desativar efeitos visuais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Troque de navegador <text:span text:style-name="T13">web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Limpar arquivos temporários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>
          <table:table-cell table:style-name="Tabela1.A2" office:value-type="string">
            <text:p text:style-name="P7">Usar um SSD <text:span text:style-name="T14">da </text:span><text:span text:style-name="T15">kingston</text:span><text:span text:style-name="T14"> </text:span><text:span text:style-name="T16">ou da </text:span><text:span text:style-name="T17">SanDisk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Adicionar mais <text:span text:style-name="T18">memória </text:span>RAM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Limpar a poeira do <text:span text:style-name="T19">equipamento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13">Trocar a pasta térmica do processador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Limpar o registro do Windows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Atualizar o sistema operacional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7"><text:bookmark text:name="h-4-atualize-os-drivers"/>Atualize os Drivers (<text:span text:style-name="T5">Driver Easy</text:span>)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14">Formatar <text:span text:style-name="T20">o Windows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15">Trocar o Windows por Linux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  <table:table-row table:style-name="Tabela1.16">
          <table:table-cell table:style-name="Tabela1.A2" office:value-type="string">
            <text:p text:style-name="P16">Gera uma imagem do sistema (<text:span text:style-name="T5">Clonezilla</text:span>) <text:span text:style-name="T18">quando tiver funcionando normalmente</text:span></text:p>
          </table:table-cell>
          <table:table-cell table:style-name="Tabela1.A2" office:value-type="string">
            <text:p text:style-name="P6"/>
          </table:table-cell>
          <table:table-cell table:style-name="Tabela1.C2" office:value-type="string">
            <text:p text:style-name="P6"/>
          </table:table-cell>
        </table:table-row>
      </table:table>
      <text:p text:style-name="P17"/>
      <text:p text:style-name="P17"/>
      <text:p text:style-name="P18"><text:soft-page-break/><text:span text:style-name="T21">Clique em </text:span><text:span text:style-name="Strong_20_Emphasis">Iniciar &gt; Painel de Controle &gt; Programas</text:span> <text:span text:style-name="T21">e explore a lista de programas para decidir quais podem ser desinstalados. </text:span></text:p>
      <text:p text:style-name="P19"><text:span text:style-name="Strong_20_Emphasis"><text:span text:style-name="T22">C</text:span></text:span><text:span text:style-name="Strong_20_Emphasis"><text:span text:style-name="T21">lique em </text:span></text:span><text:span text:style-name="Strong_20_Emphasis"><text:span text:style-name="T23">Iniciar</text:span></text:span><text:span text:style-name="Strong_20_Emphasis"><text:span text:style-name="T21">, pesquise por </text:span></text:span><text:span text:style-name="Strong_20_Emphasis"><text:span text:style-name="T23">Executar</text:span></text:span><text:span text:style-name="Strong_20_Emphasis"> </text:span><text:span text:style-name="Strong_20_Emphasis"><text:span text:style-name="T21">e, em seguida, pesquise por </text:span></text:span><text:span text:style-name="Strong_20_Emphasis"><text:span text:style-name="T23">msconfig. </text:span></text:span><text:span text:style-name="Strong_20_Emphasis"><text:span text:style-name="T21">Uma nova caixa irá surgir. Clique na aba </text:span></text:span><text:span text:style-name="Strong_20_Emphasis"><text:span text:style-name="T23">Startup </text:span></text:span><text:span text:style-name="Strong_20_Emphasis"><text:span text:style-name="T21">e você verá todos os arquivos que são iniciados automaticamente ao ligar o computador. </text:span></text:span></text:p>
      <text:p text:style-name="P19">Substituir um disco rígido tradicional (HDD) por um disco de estado sólido (SSD) pode melhorar significativamente a velocidade do seu computador. </text:p>
      <text:p text:style-name="Text_20_body">Os SSDs são mais rápidos porque utilizam memória flash para armazenar dados, permitindo um acesso e carregamento mais rápidos de programas e arquivos. Isso resulta em tempos de inicialização mais curtos e em uma melhor resposta geral do sistema. </text:p>
      <text:p text:style-name="P20">A RAM é responsável por armazenar temporariamente as informações que seu computador usa ativamente, permitindo que o sistema acesse rapidamente os dados necessários. Se você perceber que o computador fica lento ao abrir muitos programas ou abas no navegador, pode ser um sinal de que mais RAM é necessária. </text:p>
      <text:p text:style-name="P20"/>
      <text:p text:style-name="P20">Com o tempo, arquivos e programas podem ser armazenados em pedaços espalhados pelo disco, tornando o acesso aos dados mais lento. A desfragmentação reúne esses fragmentos, permitindo que o sistema acesse informações de forma mais rápida e eficiente.</text:p>
      <text:p text:style-name="P20">Limpar a poeira do interior do seu computador é essencial para manter um bom desempenho e evitar superaquecimento. Com o tempo, a poeira pode se acumular nas ventoinhas e componentes internos, bloqueando o fluxo de ar e causando problemas de temperatura. </text:p>
      <text:p text:style-name="P20"/>
      <text:p text:style-name="P20">Desativar efeitos visuais no seu sistema operacional pode melhorar o desempenho do computador, especialmente em máquinas mais antigas. Efeitos como animações de janelas, sombras e transparências consomem recursos do sistema que podem ser utilizados para tarefas mais importantes. </text:p>
      <text:p text:style-name="Text_20_body">No Windows, você pode ajustar as configurações de desempenho para desativar esses efeitos: vá para “Configurações Avançadas do Sistema” e selecione “Ajustar para obter um melhor desempenho” nas opções de desempenho. Isso resultará em um sistema mais ágil e responsivo.</text:p>
      <text:p text:style-name="P20"/>
      <text:p text:style-name="P20">Limpar o registro do Windows pode ajudar a melhorar o desempenho do sistema removendo entradas desnecessárias ou corrompidas que se acumulam com o tempo.</text:p>
      <text:p text:style-name="P20"/>
      <text:p text:style-name="P20">Atualizar seu RAM pode melhorar enormemente a velocidade e o desempenho do seu PC. Para verificar que tipo de RAM seu PC precisa especificamente, abra o Gerenciador de tarefas (Ctrl + Alt + Delete), e clique em ‘Desempenho’. Você verá quantos slots de memória estão disponíveis no PC bem como o tipo de RAM.</text:p>
      <text:p text:style-name="P20"/>
      <text:p text:style-name="P21"><text:span text:style-name="T5">Obs:</text:span> Usar o CHKDSK no lugar do <text:s/>ntfsfix.</text:p>
      <text:h text:style-name="P22" text:outline-level="1"><text:bookmark text:name="threadQuestionTitleStatusIcons"/><text:soft-page-break/><text:span text:style-name="Emphasis"><text:span text:style-name="T24">Windows lento demais e travando. Programas frequentemente não respondem.</text:span></text:span></text:h>
      <text:p text:style-name="P23"><text:span text:style-name="Emphasis"><text:span text:style-name="T25"/></text:span></text:p>
      <text:p text:style-name="P24">Tenho um <text:span text:style-name="T5">dell inspiron13 com Windows 10</text:span> e nos últimos meses ele tem travado com qualquer tarefa. Abrir um excel ou word equivale a pelo menos 20 minutos do programa não respondendo após o primeiro clique em qualquer lugar. Abre uma pasta causa o mesmo problema. Pdfs então são um sofrimento. </text:p>
      <text:p text:style-name="P24">Abrir o gerenciador de tarefas <text:span text:style-name="T26">é</text:span> só recrutar mais um para lista de programas não respondendo por pelo menos mais 10 minutos. </text:p>
      <text:p text:style-name="P24">Muitas vezes acontece, depois de muita lentidão, de sumirem os nomes de pastas e arquivos e os textos de janelas de avisos...e nesse caso, preciso fechar tudo (o que demora bastante, com os programas não querendo responder) e reiniciar.</text:p>
      <text:p text:style-name="P24">E ao voltar a ligar, mais uns bons 15 minutos até eu conseguir acessar a tela para por a senha.</text:p>
      <text:p text:style-name="P24">Tem dias que chego a reiniciar mais de 5x devido a esse tipo de problema. </text:p>
      <text:p text:style-name="P24">Tem dias que tudo funciona perfeitamente. Abro diversos programas etc e não há nenhum problema...mas tem dias que parece que o computador resolve fazer absolutamente nada. </text:p>
      <text:p text:style-name="P24">O Windows faz diversas atualizações, e na maioria das vezes, isso causa ainda mais lentidão. Fica impossível trabalhar.</text:p>
      <text:p text:style-name="P24">O que pode estar causando tanta lentidão? </text:p>
      <text:p text:style-name="P24">Já deletei programas e arquivos, esvaziei a lixeira, removi arquivos temporários, desfragmentei o disco, passei o antivírus (McAfee) que reporta nenhuma ameaça detectada. E esses problemas persistem.</text:p>
      <text:p text:style-name="P24">Será necessário formatar? </text:p>
      <text:p text:style-name="Text_20_body"><text:span text:style-name="Emphasis"><text:span text:style-name="T24"/></text:span></text:p>
      <text:p text:style-name="Text_20_body"><text:span text:style-name="Emphasis"><text:span text:style-name="T24">Recomendo que você faça os seguintes procedimentos:</text:span></text:span></text:p>
      <text:p text:style-name="Text_20_body"><text:span text:style-name="Emphasis"><text:span text:style-name="T24">Inicialização limpa</text:span></text:span></text:p>
      <text:p text:style-name="P24"> </text:p>
      <text:p text:style-name="Text_20_body"><text:span text:style-name="Emphasis"><text:span text:style-name="T24">A inicialização limpa serve para que possa determinar se um programa em segundo plano está interferindo no sistema.  </text:span></text:span></text:p>
      <text:p text:style-name="Text_20_body"><text:span text:style-name="Emphasis"><text:span text:style-name="T24">1. Pressione as teclas </text:span></text:span><text:span text:style-name="Strong_20_Emphasis"><text:span text:style-name="Emphasis"><text:span text:style-name="T24">Windows + R</text:span></text:span></text:span><text:span text:style-name="Emphasis"><text:span text:style-name="T24">, digite </text:span></text:span><text:span text:style-name="Strong_20_Emphasis"><text:span text:style-name="Emphasis"><text:span text:style-name="T24">msconfig </text:span></text:span></text:span><text:span text:style-name="Emphasis"><text:span text:style-name="T24">e clique em </text:span></text:span><text:span text:style-name="Strong_20_Emphasis"><text:span text:style-name="Emphasis"><text:span text:style-name="T24">OK</text:span></text:span></text:span><text:span text:style-name="Emphasis"><text:span text:style-name="T24">;  </text:span></text:span></text:p>
      <text:p text:style-name="Text_20_body"><text:span text:style-name="Emphasis"><text:span text:style-name="T24">2. Na janela </text:span></text:span><text:span text:style-name="Strong_20_Emphasis"><text:span text:style-name="Emphasis"><text:span text:style-name="T24">Configuração do Sistema </text:span></text:span></text:span><text:span text:style-name="Emphasis"><text:span text:style-name="T24">clique na aba </text:span></text:span><text:span text:style-name="Strong_20_Emphasis"><text:span text:style-name="Emphasis"><text:span text:style-name="T24">serviços</text:span></text:span></text:span><text:span text:style-name="Emphasis"><text:span text:style-name="T24">; </text:span></text:span></text:p>
      <text:p text:style-name="Text_20_body"><text:span text:style-name="Emphasis"><text:span text:style-name="T24">3. Na parte inferior da tela marque a caixa </text:span></text:span><text:span text:style-name="Strong_20_Emphasis"><text:span text:style-name="Emphasis"><text:span text:style-name="T24">Ocultar todos os serviços Microsoft </text:span></text:span></text:span><text:span text:style-name="Emphasis"><text:span text:style-name="T24">e clique em </text:span></text:span><text:span text:style-name="Strong_20_Emphasis"><text:span text:style-name="Emphasis"><text:span text:style-name="T24">Desativar tudo</text:span></text:span></text:span><text:span text:style-name="Emphasis"><text:span text:style-name="T24">;  </text:span></text:span></text:p>
      <text:p text:style-name="Text_20_body"><text:span text:style-name="Emphasis"><text:span text:style-name="T24">4. Agora clique na aba </text:span></text:span><text:span text:style-name="Strong_20_Emphasis"><text:span text:style-name="Emphasis"><text:span text:style-name="T24">Inicialização de programas </text:span></text:span></text:span><text:span text:style-name="Emphasis"><text:span text:style-name="T24">e clique em </text:span></text:span><text:span text:style-name="Strong_20_Emphasis"><text:span text:style-name="Emphasis"><text:span text:style-name="T24">Abrir gerenciador de tarefas;</text:span></text:span></text:span><text:span text:style-name="T24">  </text:span></text:p>
      <text:p text:style-name="Text_20_body"><text:span text:style-name="Emphasis"><text:span text:style-name="T24">5. Na janela gerenciadora de tarefas na aba </text:span></text:span><text:span text:style-name="Strong_20_Emphasis"><text:span text:style-name="Emphasis"><text:span text:style-name="T24">inicializar, </text:span></text:span></text:span><text:span text:style-name="Emphasis"><text:span text:style-name="T24">desabilite todos os programas que não são Microsoft, feche o </text:span></text:span><text:span text:style-name="Strong_20_Emphasis"><text:span text:style-name="Emphasis"><text:span text:style-name="T24">gerenciador de tarefas </text:span></text:span></text:span><text:span text:style-name="Emphasis"><text:span text:style-name="T24">e clique </text:span></text:span><text:span text:style-name="Strong_20_Emphasis"><text:span text:style-name="Emphasis"><text:span text:style-name="T24">ok </text:span></text:span></text:span><text:span text:style-name="Emphasis"><text:span text:style-name="T24">em </text:span></text:span><text:span text:style-name="Strong_20_Emphasis"><text:span text:style-name="Emphasis"><text:span text:style-name="T24">configuração do sistema </text:span></text:span></text:span><text:span text:style-name="Emphasis"><text:span text:style-name="T24">e reinicie o computador.</text:span></text:span></text:p>
      <text:p text:style-name="P24"><text:soft-page-break/> </text:p>
      <text:p text:style-name="Text_20_body"><text:span text:style-name="Strong_20_Emphasis"><text:span text:style-name="Emphasis"><text:span text:style-name="T24">Utilize as ferramentas de correção para arquivos de sistema, imagem</text:span></text:span></text:span><text:span text:style-name="Emphasis"><text:span text:style-name="T24"> </text:span></text:span><text:span text:style-name="Strong_20_Emphasis"><text:span text:style-name="Emphasis"><text:span text:style-name="T24">do Windows ou erros em disco:</text:span></text:span></text:span></text:p>
      <text:p text:style-name="Text_20_body"><text:span text:style-name="T24"> </text:span><text:span text:style-name="Emphasis"><text:span text:style-name="T24">Aperte Win + X -&gt; Prompt comando(Admin), copie e cole os comandos abaixo, um por um, seguidos de Enter(O processo é demorado, não desligue o computador ou cancele os procedimentos):</text:span></text:span></text:p>
      <text:p text:style-name="Text_20_body"><text:span text:style-name="T24"> </text:span><text:span text:style-name="Emphasis"><text:span text:style-name="T27">sfc /scannow</text:span></text:span></text:p>
      <text:p text:style-name="Text_20_body"><text:span text:style-name="Emphasis"><text:span text:style-name="T27">dism /online /cleanup-image /CheckHealth </text:span></text:span></text:p>
      <text:p text:style-name="Text_20_body"><text:span text:style-name="Emphasis"><text:span text:style-name="T27">dism /online /cleanup-image /restorehealth</text:span></text:span></text:p>
      <text:p text:style-name="Text_20_body"><text:span text:style-name="T27"><text:line-break/></text:span><text:span text:style-name="Strong_20_Emphasis"><text:span text:style-name="Emphasis"><text:span text:style-name="T27">chkdsk /f /r /b</text:span></text:span></text:span></text:p>
      <text:p text:style-name="P24"> </text:p>
      <text:p text:style-name="Text_20_body"><text:span text:style-name="Emphasis"><text:span text:style-name="T24">Confirme com </text:span></text:span><text:span text:style-name="Strong_20_Emphasis"><text:span text:style-name="Emphasis"><text:span text:style-name="T24">S</text:span></text:span></text:span><text:span text:style-name="Emphasis"><text:span text:style-name="T24"> e em seguida </text:span></text:span><text:span text:style-name="Strong_20_Emphasis"><text:span text:style-name="Emphasis"><text:span text:style-name="T24">Enter</text:span></text:span></text:span><text:span text:style-name="Emphasis"><text:span text:style-name="T24"> para agendar uma verificação de disco. Reinicie o equipamento e assim que concluir verifique se ficou de acordo.</text:span></text:span></text:p>
      <text:p text:style-name="P21"/>
      <text:p text:style-name="P21">Esses comandos são usados no Windows para diagnosticar e corrigir problemas no sistema de arquivos e na integridade do sistema operacional. Vou explicar cada um deles:</text:p>
      <text:list text:style-name="L1">
        <text:list-item>
          <text:p text:style-name="P25"><text:span text:style-name="Strong_20_Emphasis">sfc /scannow</text:span>:</text:p>
          <text:list>
            <text:list-item>
              <text:p text:style-name="P26">O comando <text:span text:style-name="Strong_20_Emphasis">System File Checker (SFC)</text:span> verifica a integridade dos arquivos de sistema do Windows. Quando você executa <text:span text:style-name="Strong_20_Emphasis">sfc /scannow</text:span>, o Windows examina os arquivos do sistema para verificar se há arquivos corrompidos ou ausentes e tenta reparar esses arquivos automaticamente.</text:p>
              <text:p text:style-name="P26"/>
            </text:list-item>
          </text:list>
        </text:list-item>
        <text:list-item>
          <text:p text:style-name="P25"><text:span text:style-name="Strong_20_Emphasis">dism /online /cleanup-image /CheckHealth</text:span>:</text:p>
          <text:list>
            <text:list-item>
              <text:p text:style-name="P26"><text:span text:style-name="Strong_20_Emphasis">DISM</text:span> (Deployment Imaging Service and Management Tool) é uma ferramenta usada para reparar a imagem do sistema operacional.</text:p>
            </text:list-item>
            <text:list-item>
              <text:p text:style-name="P26"><text:span text:style-name="Strong_20_Emphasis">/CheckHealth</text:span> verifica a integridade da imagem do Windows e determina se há algum dano detectado. No entanto, ele não faz reparos; apenas relata se há problemas.</text:p>
              <text:p text:style-name="P26"/>
            </text:list-item>
          </text:list>
        </text:list-item>
        <text:list-item>
          <text:p text:style-name="P25"><text:span text:style-name="Strong_20_Emphasis">dism /online /cleanup-image /restorehealth</text:span>:</text:p>
          <text:list>
            <text:list-item>
              <text:p text:style-name="P26">Esse comando também usa o <text:span text:style-name="Strong_20_Emphasis">DISM</text:span>, mas ao invés de apenas verificar, ele tenta corrigir qualquer problema detectado na imagem do Windows.</text:p>
            </text:list-item>
            <text:list-item>
              <text:p text:style-name="P26">O parâmetro <text:span text:style-name="Strong_20_Emphasis">/restorehealth</text:span> tenta corrigir erros encontrados na imagem do sistema usando os arquivos de reparo disponíveis (normalmente baixados da Internet).</text:p>
            </text:list-item>
          </text:list>
        </text:list-item>
      </text:list>
      <text:p text:style-name="P27"/>
      <text:p text:style-name="P27"/>
      <text:p text:style-name="P27"/>
      <text:p text:style-name="P27"/>
      <text:list text:continue-numbering="true" text:style-name="L1">
        <text:list-item>
          <text:p text:style-name="P25"><text:soft-page-break/><text:span text:style-name="Strong_20_Emphasis">chkdsk /f /r /b</text:span>:</text:p>
          <text:list>
            <text:list-item>
              <text:p text:style-name="P26"><text:span text:style-name="Strong_20_Emphasis">CHKDSK</text:span> é um comando para verificar e corrigir erros no disco rígido.</text:p>
              <text:list>
                <text:list-item>
                  <text:p text:style-name="P26"><text:span text:style-name="Strong_20_Emphasis">/f</text:span>: corrige automaticamente os erros encontrados no disco.</text:p>
                </text:list-item>
                <text:list-item>
                  <text:p text:style-name="P26"><text:span text:style-name="Strong_20_Emphasis">/r</text:span>: localiza setores defeituosos e tenta recuperar informações legíveis.</text:p>
                </text:list-item>
                <text:list-item>
                  <text:p text:style-name="P26"><text:span text:style-name="Strong_20_Emphasis">/b</text:span>: limpa o cache de clusters defeituosos na unidade e verifica novamente.</text:p>
                </text:list-item>
              </text:list>
            </text:list-item>
            <text:list-item>
              <text:p text:style-name="P25">Esse comando é útil para verificar a integridade do disco rígido e corrigir erros de sistema de arquivos.</text:p>
            </text:list-item>
          </text:list>
        </text:list-item>
      </text:list>
      <text:p text:style-name="Text_20_body">Esses comandos são úteis para resolver problemas de desempenho, corrupção de arquivos do sistema e erros no disco rígido. Eles são especialmente eficazes quando você está enfrentando falhas no sistema, lentidão ou outros problemas relacionados ao sistema de arquivos.</text:p>
      <text:p text:style-name="P21"/>
      <text:p text:style-name="P21"/>
      <text:p text:style-name="P21"/>
      <text:p text:style-name="P28"><text:span text:style-name="T28">A</text:span>pague os arquivos temporários do sistema:</text:p>
      <text:p text:style-name="P21"/>
      <text:p text:style-name="P21"><text:s text:c="4"/>Na Área de trabalho, pressione as teclas Windows + R, digite CleanMgr e clique em OK;</text:p>
      <text:p text:style-name="P21"><text:s text:c="4"/>Clique em Limpar Arquivos do Sistema;</text:p>
      <text:p text:style-name="P21"><text:s text:c="4"/>Selecione a unidade em que o sistema está instalado;</text:p>
      <text:p text:style-name="P21"><text:s text:c="4"/>Habilite todas as opções e clique em OK;</text:p>
      <text:p text:style-name="P21"><text:s text:c="4"/>Aguarde a conclusão.</text:p>
      <text:p text:style-name="P21"/>
      <text:p text:style-name="P21">Após esses processos, na Área de trabalho, pressione novamente as teclas Windows + R para abrir o Executar.</text:p>
      <text:p text:style-name="P21"><text:s text:c="4"/>Digite TEMP e clique em OK - Será aberta a pasta TEMP.</text:p>
      <text:p text:style-name="P21"/>
      <text:p text:style-name="P21">Exclua permanentemente todos os arquivos dentro da pasta, se alguns arquivos não forem apagados será normal pois os mesmos podem estar em uso.</text:p>
      <text:p text:style-name="P21"><text:s text:c="4"/>Digite %TEMP% e clique em OK - Será aberta a pasta %TEMP%.</text:p>
      <text:p text:style-name="P21"/>
      <text:p text:style-name="P21">Exclua permanentemente todos os arquivos dentro da pasta, se alguns arquivos não forem apagados será normal pois os mesmos podem estar em uso.</text:p>
      <text:p text:style-name="P21"><text:s text:c="4"/>Digite Prefetch e clique em OK - Será aberta a pasta Prefetch.</text:p>
      <text:p text:style-name="P21"/>
      <text:p text:style-name="P21">Exclua permanentemente todos os arquivos dentro da pasta, se alguns arquivos não forem apagados será normal pois os mesmos podem estar em uso.</text:p>
      <text:p text:style-name="P21"><text:soft-page-break/></text:p>
      <text:p text:style-name="P21">Após os processos, execute a Ferramenta de solução de problemas disponibilizada no link: Localizar e limpar arquivos e atalhos não utilizados e realizar tarefas de manutenção.</text:p>
      <text:p text:style-name="P21"/>
      <text:p text:style-name="P21">Após finalizar os processos através da ferramenta, Desative os Softwares e Serviços de terceiros da inicialização do sistema:</text:p>
      <text:p text:style-name="P21"/>
      <text:p text:style-name="P21"><text:s text:c="4"/>Na Área de trabalho, pressione as teclas Windows + R, digite msconfig e clique em OK;</text:p>
      <text:p text:style-name="P21"><text:s text:c="4"/>Na janela Configuração do Sistema clique na aba Serviços;</text:p>
      <text:p text:style-name="P21"><text:s text:c="4"/>Na parte inferior da tela marque a caixa Ocultar todos os serviços Microsoft e clique em Desativar tudo;</text:p>
      <text:p text:style-name="P21"><text:s text:c="4"/>Clique em Aplicar e OK;</text:p>
      <text:p text:style-name="P21"><text:s text:c="4"/>Reinicie o computador novamente.</text:p>
      <text:p text:style-name="P21"/>
      <text:p text:style-name="P29"><text:a xlink:type="simple" xlink:href="https://answers.microsoft.com/pt-br/windows/forum/all/windows-lento-demais-e-travando-programas/f0ae7462-07cc-4764-af1c-9fe716ec21aa" text:style-name="Internet_20_link" text:visited-style-name="Visited_20_Internet_20_Link">https://answers.microsoft.com/pt-br/windows/forum/all/windows-lento-demais-e-travando-programas/f0ae7462-07cc-4764-af1c-9fe716ec21aa</text:a></text:p>
      <text:p text:style-name="P29"/>
      <text:p text:style-name="P21"/>
      <text:p text:style-name="P21"><text:a xlink:type="simple" xlink:href="https://diolinux.com.br/sistemas-operacionais/como-testar-saude-do-seu-hd-no-linux.html" text:style-name="Internet_20_link" text:visited-style-name="Visited_20_Internet_20_Link">https://diolinux.com.br/sistemas-operacionais/como-testar-saude-do-seu-hd-no-linux.html</text:a></text:p>
      <text:p text:style-name="P21"><text:a xlink:type="simple" xlink:href="https://www.techtudo.com.br/dicas-e-tutoriais/2023/06/como-saber-se-o-ssd-esta-funcionando-veja-4-formas-de-descobrir-edinfoeletro.ghtml" text:style-name="Internet_20_link" text:visited-style-name="Visited_20_Internet_20_Link">https://www.techtudo.com.br/dicas-e-tutoriais/2023/06/como-saber-se-o-ssd-esta-funcionando-veja-4-formas-de-descobrir-edinfoeletro.ghtml</text:a></text:p>
      <text:p text:style-name="P21"/>
      <text:p text:style-name="P28"><text:span text:style-name="T29">D</text:span>escobrir quando o sistema operacional foi instalado na máquina</text:p>
      <text:p text:style-name="P21"><text:a xlink:type="simple" xlink:href="https://www.techtudo.com.br/noticias/2014/10/como-verificar-data-de-instalacao-do-windows.ghtml" text:style-name="Internet_20_link" text:visited-style-name="Visited_20_Internet_20_Link">https://www.techtudo.com.br/noticias/2014/10/como-verificar-data-de-instalacao-do-windows.ghtml</text:a></text:p>
      <text:p text:style-name="P21"/>
      <text:p text:style-name="P2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 CJK SC" svg:font-family="'Noto Sans CJK SC'" style:font-family-generic="system" style:font-pitch="variable"/>
    <style:font-face style:name="Noto Sans1" svg:font-family="'Noto Sans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1" style:font-family-complex="'Noto Sans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1" style:font-family-complex="'Noto Sans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1" style:font-family-complex="'Noto Sans'" style:font-family-generic-complex="system" style:font-pitch-complex="variable" style:font-size-complex="24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1T15:44:22.106805812</meta:creation-date>
    <dc:date>2025-01-21T17:53:26.326126232</dc:date>
    <meta:editing-duration>PT1H28M5S</meta:editing-duration>
    <meta:editing-cycles>46</meta:editing-cycles>
    <meta:generator>LibreOffice/24.8.3.2$Linux_X86_64 LibreOffice_project/480$Build-2</meta:generator>
    <meta:document-statistic meta:table-count="1" meta:image-count="0" meta:object-count="0" meta:page-count="6" meta:paragraph-count="112" meta:word-count="1572" meta:character-count="10352" meta:non-whitespace-character-count="8819"/>
  </office:meta>
</office:document-meta>
</file>